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fe85" officeooo:paragraph-rsid="000d79dc"/>
    </style:style>
    <style:style style:name="P2" style:family="paragraph" style:parent-style-name="Standard">
      <style:text-properties officeooo:rsid="000e2499" officeooo:paragraph-rsid="000e2499"/>
    </style:style>
    <style:style style:name="P3" style:family="paragraph" style:parent-style-name="Standard">
      <style:text-properties officeooo:rsid="0010a7d2" officeooo:paragraph-rsid="000e2499"/>
    </style:style>
    <style:style style:name="P4" style:family="paragraph" style:parent-style-name="Standard">
      <style:text-properties officeooo:rsid="0010a7d2" officeooo:paragraph-rsid="0010a7d2"/>
    </style:style>
    <style:style style:name="P5" style:family="paragraph" style:parent-style-name="Standard">
      <style:text-properties officeooo:rsid="0011a528" officeooo:paragraph-rsid="0011a528"/>
    </style:style>
    <style:style style:name="P6" style:family="paragraph" style:parent-style-name="Standard">
      <style:text-properties officeooo:rsid="001380ef" officeooo:paragraph-rsid="001380ef"/>
    </style:style>
    <style:style style:name="P7" style:family="paragraph" style:parent-style-name="Standard">
      <style:text-properties officeooo:rsid="00148561" officeooo:paragraph-rsid="00148561"/>
    </style:style>
    <style:style style:name="P8" style:family="paragraph" style:parent-style-name="Standard">
      <style:text-properties officeooo:rsid="0014ad31" officeooo:paragraph-rsid="0014ad31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text-properties officeooo:rsid="001380ef" officeooo:paragraph-rsid="001380ef"/>
    </style:style>
    <style:style style:name="T1" style:family="text">
      <style:text-properties officeooo:rsid="000d0571"/>
    </style:style>
    <style:style style:name="T2" style:family="text">
      <style:text-properties officeooo:rsid="000d79dc"/>
    </style:style>
    <style:style style:name="T3" style:family="text">
      <style:text-properties officeooo:rsid="000fb31f"/>
    </style:style>
    <style:style style:name="T4" style:family="text">
      <style:text-properties officeooo:rsid="00108719"/>
    </style:style>
    <style:style style:name="T5" style:family="text">
      <style:text-properties officeooo:rsid="0010a7d2"/>
    </style:style>
    <style:style style:name="T6" style:family="text">
      <style:text-properties officeooo:rsid="001380ef"/>
    </style:style>
    <style:style style:name="T7" style:family="text">
      <style:text-properties officeooo:rsid="0014ad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<text:span text:style-name="T5">A)</text:span></text:p>
      <text:p text:style-name="P1">Linha 7 – <text:span text:style-name="T2">R</text:span><text:span text:style-name="T1">AW – </text:span><text:span text:style-name="T2">Na instrução LA, Registrador T0 é lido, porém a escrita da instrução AUIPC em T0 ainda não estava pronta.</text:span></text:p>
      <text:p text:style-name="P2"/>
      <text:p text:style-name="P2">Linha <text:span text:style-name="T4">34</text:span> – <text:span text:style-name="T3">RAW – </text:span><text:span text:style-name="T4">Registrador T4 é lido porém escrita na linha 32 ainda não estava pronta.</text:span></text:p>
      <text:p text:style-name="P3"/>
      <text:p text:style-name="P2"/>
      <text:p text:style-name="P4">B)</text:p>
      <text:p text:style-name="P4"/>
      <text:p text:style-name="P5">Linha 11 – chamada de sistema é executado antes de escrita da linha 10 estar pronta</text:p>
      <text:p text:style-name="P5"/>
      <text:p text:style-name="P5">Linha 13 – chamada de sistema é executada antes de escrita da linha 12 estar pronta</text:p>
      <text:p text:style-name="P4"/>
      <text:p text:style-name="P6">C)</text:p>
      <text:p text:style-name="P6"/>
      <text:p text:style-name="P10">.data</text:p>
      <text:p text:style-name="P9">value: .word 7</text:p>
      <text:p text:style-name="Text_20_body"/>
      <text:p text:style-name="P9">.text</text:p>
      <text:p text:style-name="P9">main: </text:p>
      <text:p text:style-name="P9">#la t0, value</text:p>
      <text:p text:style-name="P9">auipc t0, 0x10000</text:p>
      <text:p text:style-name="P9">nop</text:p>
      <text:p text:style-name="P9">nop</text:p>
      <text:p text:style-name="P9">addi t0,t0,0</text:p>
      <text:p text:style-name="P9">lw a0, 0 (t0)</text:p>
      <text:p text:style-name="P9">jal fibonacci</text:p>
      <text:p text:style-name="P9">li a7, 1</text:p>
      <text:p text:style-name="P9">nop</text:p>
      <text:p text:style-name="P9">nop</text:p>
      <text:p text:style-name="P9">nop</text:p>
      <text:p text:style-name="P9">ecall</text:p>
      <text:p text:style-name="P9">li a7, 10</text:p>
      <text:p text:style-name="P9">nop</text:p>
      <text:p text:style-name="P9">nop</text:p>
      <text:p text:style-name="P9">nop</text:p>
      <text:p text:style-name="P9">ecall</text:p>
      <text:p text:style-name="P9">####################################</text:p>
      <text:p text:style-name="P9"># recebe 1 valor N e retorna o N-esimo fibonacci </text:p>
      <text:p text:style-name="P9"># entrada: a0</text:p>
      <text:p text:style-name="P9"># saida: a0</text:p>
      <text:p text:style-name="P9">#################################### </text:p>
      <text:p text:style-name="P9"/>
      <text:p text:style-name="P9"/>
      <text:p text:style-name="P9"/>
      <text:p text:style-name="P9"/>
      <text:p text:style-name="P9"/>
      <text:p text:style-name="P9"><text:soft-page-break/>fibonacci:</text:p>
      <text:p text:style-name="P9">addi t1, zero, 1 #fib1</text:p>
      <text:p text:style-name="P9">addi t2, zero, 1 #fib2</text:p>
      <text:p text:style-name="P9">addi t3, zero, 2</text:p>
      <text:p text:style-name="P9">bgt a0, t3, calcula</text:p>
      <text:p text:style-name="P9">add s0, zero, t1</text:p>
      <text:p text:style-name="P9">ret </text:p>
      <text:p text:style-name="P9">calcula: </text:p>
      <text:p text:style-name="P9">beq t3, a0, terminou</text:p>
      <text:p text:style-name="P9">add t4, t1, t2 #soma</text:p>
      <text:p text:style-name="P9">nop</text:p>
      <text:p text:style-name="P9">add t1, zero, t2</text:p>
      <text:p text:style-name="P9">add t2, zero, t4</text:p>
      <text:p text:style-name="P9">addi t3, t3, 1</text:p>
      <text:p text:style-name="P9">j calcula</text:p>
      <text:p text:style-name="P9">terminou:</text:p>
      <text:p text:style-name="P9">add a0, zero, t4</text:p>
      <text:p text:style-name="P9">ret</text:p>
      <text:p text:style-name="P6"/>
      <text:p text:style-name="P7">E)</text:p>
      <text:p text:style-name="P7"/>
      <text:p text:style-name="P7">E1) <text:s/>4 NOP<text:span text:style-name="T7">s</text:span></text:p>
      <text:p text:style-name="P7"/>
      <text:p text:style-name="P7">E2) <text:span text:style-name="T7">10 NOPs</text:span></text:p>
      <text:p text:style-name="P7"/>
      <text:p text:style-name="P8">E3) 71 Ciclos</text:p>
      <text:p text:style-name="P8"/>
      <text:p text:style-name="P8">E4) 23 Instruções</text:p>
      <text:p text:style-name="P8"/>
      <text:p text:style-name="P8">E5) 1.58 CP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7T17:00:57.993000000</meta:creation-date>
    <dc:date>2022-08-07T21:32:23.170000000</dc:date>
    <meta:editing-duration>PT9M33S</meta:editing-duration>
    <meta:editing-cycles>1</meta:editing-cycles>
    <meta:document-statistic meta:table-count="0" meta:image-count="0" meta:object-count="0" meta:page-count="2" meta:paragraph-count="57" meta:word-count="197" meta:character-count="990" meta:non-whitespace-character-count="838"/>
    <meta:generator>LibreOffice/7.3.4.2$Windows_X86_64 LibreOffice_project/728fec16bd5f605073805c3c9e7c4212a0120dc5</meta:generator>
  </office:meta>
</office:document-meta>
</file>